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4.0295in" svg:height="3.5429in" svg:x="4.8268in" svg:y="1.3823in">
            <draw:object draw:notify-on-update-of-ranges="Sheet1.C10:Sheet1.C60 Sheet1.D10:Sheet1.D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Default" table:formula="of:=[.F2]" office:value-type="float" office:value="0.952461639974967" calcext:value-type="float">
            <text:p>0.95246164</text:p>
          </table:table-cell>
          <table:table-cell table:style-name="Default"/>
          <table:table-cell/>
          <table:table-cell table:formula="of:=SQRT(2.85/PI())" office:value-type="float" office:value="0.952461639974967" calcext:value-type="float">
            <text:p>0.95246164</text:p>
          </table:table-cell>
          <table:table-cell/>
          <table:table-cell table:formula="of:=2.85/2" office:value-type="float" office:value="1.425" calcext:value-type="float">
            <text:p>1.425</text:p>
          </table:table-cell>
          <table:table-cell table:formula="of:=[.H2]*2" office:value-type="float" office:value="2.85" calcext:value-type="float">
            <text:p>2.85</text:p>
          </table:table-cell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_lados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_ang</text:p>
          </table:table-cell>
          <table:table-cell table:style-name="Default" table:formula="of:=2*PI()/[.C5]" office:value-type="float" office:value="0.125663706143592" calcext:value-type="float">
            <text:p>0.125663706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od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2]*COS([.B10]*[.$C$7])+[.$C$3]" office:value-type="float" office:value="-9.04753836002503" calcext:value-type="float">
            <text:p>-9.0475</text:p>
          </table:table-cell>
          <table:table-cell table:formula="of:=[.$C$2]*SIN([.B10]*[.$C$7])+[.$C$4]" office:value-type="float" office:value="20" calcext:value-type="float">
            <text:p>2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2]*COS([.B11]*[.$C$7])+[.$C$3]" office:value-type="float" office:value="-9.05504880454274" calcext:value-type="float">
            <text:p>-9.0550</text:p>
          </table:table-cell>
          <table:table-cell table:formula="of:=[.$C$2]*SIN([.B11]*[.$C$7])+[.$C$4]" office:value-type="float" office:value="20.119375097184" calcext:value-type="float">
            <text:p>20.1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2]*COS([.B12]*[.$C$7])+[.$C$3]" office:value-type="float" office:value="-9.07746169389929" calcext:value-type="float">
            <text:p>-9.0775</text:p>
          </table:table-cell>
          <table:table-cell table:formula="of:=[.$C$2]*SIN([.B12]*[.$C$7])+[.$C$4]" office:value-type="float" office:value="20.2368675777742" calcext:value-type="float">
            <text:p>20.2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2]*COS([.B13]*[.$C$7])+[.$C$3]" office:value-type="float" office:value="-9.11442356344072" calcext:value-type="float">
            <text:p>-9.1144</text:p>
          </table:table-cell>
          <table:table-cell table:formula="of:=[.$C$2]*SIN([.B13]*[.$C$7])+[.$C$4]" office:value-type="float" office:value="20.3506245151651" calcext:value-type="float">
            <text:p>20.35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2]*COS([.B14]*[.$C$7])+[.$C$3]" office:value-type="float" office:value="-9.1653515024044" calcext:value-type="float">
            <text:p>-9.1654</text:p>
          </table:table-cell>
          <table:table-cell table:formula="of:=[.$C$2]*SIN([.B14]*[.$C$7])+[.$C$4]" office:value-type="float" office:value="20.4588518944989" calcext:value-type="float">
            <text:p>20.4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2]*COS([.B15]*[.$C$7])+[.$C$3]" office:value-type="float" office:value="-9.22944234677002" calcext:value-type="float">
            <text:p>-9.2294</text:p>
          </table:table-cell>
          <table:table-cell table:formula="of:=[.$C$2]*SIN([.B15]*[.$C$7])+[.$C$4]" office:value-type="float" office:value="20.5598429053516" calcext:value-type="float">
            <text:p>20.5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2]*COS([.B16]*[.$C$7])+[.$C$3]" office:value-type="float" office:value="-9.3056853456359" calcext:value-type="float">
            <text:p>-9.3057</text:p>
          </table:table-cell>
          <table:table-cell table:formula="of:=[.$C$2]*SIN([.B16]*[.$C$7])+[.$C$4]" office:value-type="float" office:value="20.652004859153" calcext:value-type="float">
            <text:p>20.6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2]*COS([.B17]*[.$C$7])+[.$C$3]" office:value-type="float" office:value="-9.39287810136458" calcext:value-type="float">
            <text:p>-9.3929</text:p>
          </table:table-cell>
          <table:table-cell table:formula="of:=[.$C$2]*SIN([.B17]*[.$C$7])+[.$C$4]" office:value-type="float" office:value="20.7338843068367" calcext:value-type="float">
            <text:p>20.73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2]*COS([.B18]*[.$C$7])+[.$C$3]" office:value-type="float" office:value="-9.48964553211177" calcext:value-type="float">
            <text:p>-9.4896</text:p>
          </table:table-cell>
          <table:table-cell table:formula="of:=[.$C$2]*SIN([.B18]*[.$C$7])+[.$C$4]" office:value-type="float" office:value="20.8041899606003" calcext:value-type="float">
            <text:p>20.8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2]*COS([.B19]*[.$C$7])+[.$C$3]" office:value-type="float" office:value="-9.59446155768855" calcext:value-type="float">
            <text:p>-9.5945</text:p>
          </table:table-cell>
          <table:table-cell table:formula="of:=[.$C$2]*SIN([.B19]*[.$C$7])+[.$C$4]" office:value-type="float" office:value="20.8618130582855" calcext:value-type="float">
            <text:p>20.8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2]*COS([.B20]*[.$C$7])+[.$C$3]" office:value-type="float" office:value="-9.7056731667575" calcext:value-type="float">
            <text:p>-9.7057</text:p>
          </table:table-cell>
          <table:table-cell table:formula="of:=[.$C$2]*SIN([.B20]*[.$C$7])+[.$C$4]" office:value-type="float" office:value="20.9058448492194" calcext:value-type="float">
            <text:p>20.9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2]*COS([.B21]*[.$C$7])+[.$C$3]" office:value-type="float" office:value="-9.82152648580902" calcext:value-type="float">
            <text:p>-9.8215</text:p>
          </table:table-cell>
          <table:table-cell table:formula="of:=[.$C$2]*SIN([.B21]*[.$C$7])+[.$C$4]" office:value-type="float" office:value="20.9355909257555" calcext:value-type="float">
            <text:p>20.9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2]*COS([.B22]*[.$C$7])+[.$C$3]" office:value-type="float" office:value="-9.94019443879423" calcext:value-type="float">
            <text:p>-9.9402</text:p>
          </table:table-cell>
          <table:table-cell table:formula="of:=[.$C$2]*SIN([.B22]*[.$C$7])+[.$C$4]" office:value-type="float" office:value="20.9505821744976" calcext:value-type="float">
            <text:p>20.95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2]*COS([.B23]*[.$C$7])+[.$C$3]" office:value-type="float" office:value="-10.0598055612058" calcext:value-type="float">
            <text:p>-10.0598</text:p>
          </table:table-cell>
          <table:table-cell table:formula="of:=[.$C$2]*SIN([.B23]*[.$C$7])+[.$C$4]" office:value-type="float" office:value="20.9505821744976" calcext:value-type="float">
            <text:p>20.95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2]*COS([.B24]*[.$C$7])+[.$C$3]" office:value-type="float" office:value="-10.178473514191" calcext:value-type="float">
            <text:p>-10.1785</text:p>
          </table:table-cell>
          <table:table-cell table:formula="of:=[.$C$2]*SIN([.B24]*[.$C$7])+[.$C$4]" office:value-type="float" office:value="20.9355909257555" calcext:value-type="float">
            <text:p>20.9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2]*COS([.B25]*[.$C$7])+[.$C$3]" office:value-type="float" office:value="-10.2943268332425" calcext:value-type="float">
            <text:p>-10.2943</text:p>
          </table:table-cell>
          <table:table-cell table:formula="of:=[.$C$2]*SIN([.B25]*[.$C$7])+[.$C$4]" office:value-type="float" office:value="20.9058448492194" calcext:value-type="float">
            <text:p>20.9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2]*COS([.B26]*[.$C$7])+[.$C$3]" office:value-type="float" office:value="-10.4055384423115" calcext:value-type="float">
            <text:p>-10.4055</text:p>
          </table:table-cell>
          <table:table-cell table:formula="of:=[.$C$2]*SIN([.B26]*[.$C$7])+[.$C$4]" office:value-type="float" office:value="20.8618130582855" calcext:value-type="float">
            <text:p>20.8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2]*COS([.B27]*[.$C$7])+[.$C$3]" office:value-type="float" office:value="-10.5103544678882" calcext:value-type="float">
            <text:p>-10.5104</text:p>
          </table:table-cell>
          <table:table-cell table:formula="of:=[.$C$2]*SIN([.B27]*[.$C$7])+[.$C$4]" office:value-type="float" office:value="20.8041899606003" calcext:value-type="float">
            <text:p>20.8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2]*COS([.B28]*[.$C$7])+[.$C$3]" office:value-type="float" office:value="-10.6071218986354" calcext:value-type="float">
            <text:p>-10.6071</text:p>
          </table:table-cell>
          <table:table-cell table:formula="of:=[.$C$2]*SIN([.B28]*[.$C$7])+[.$C$4]" office:value-type="float" office:value="20.7338843068367" calcext:value-type="float">
            <text:p>20.73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2]*COS([.B29]*[.$C$7])+[.$C$3]" office:value-type="float" office:value="-10.6943146543641" calcext:value-type="float">
            <text:p>-10.6943</text:p>
          </table:table-cell>
          <table:table-cell table:formula="of:=[.$C$2]*SIN([.B29]*[.$C$7])+[.$C$4]" office:value-type="float" office:value="20.652004859153" calcext:value-type="float">
            <text:p>20.6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C$2]*COS([.B30]*[.$C$7])+[.$C$3]" office:value-type="float" office:value="-10.77055765323" calcext:value-type="float">
            <text:p>-10.7706</text:p>
          </table:table-cell>
          <table:table-cell table:formula="of:=[.$C$2]*SIN([.B30]*[.$C$7])+[.$C$4]" office:value-type="float" office:value="20.5598429053516" calcext:value-type="float">
            <text:p>20.55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C$2]*COS([.B31]*[.$C$7])+[.$C$3]" office:value-type="float" office:value="-10.8346484975956" calcext:value-type="float">
            <text:p>-10.8346</text:p>
          </table:table-cell>
          <table:table-cell table:formula="of:=[.$C$2]*SIN([.B31]*[.$C$7])+[.$C$4]" office:value-type="float" office:value="20.4588518944989" calcext:value-type="float">
            <text:p>20.45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C$2]*COS([.B32]*[.$C$7])+[.$C$3]" office:value-type="float" office:value="-10.8855764365593" calcext:value-type="float">
            <text:p>-10.8856</text:p>
          </table:table-cell>
          <table:table-cell table:formula="of:=[.$C$2]*SIN([.B32]*[.$C$7])+[.$C$4]" office:value-type="float" office:value="20.3506245151651" calcext:value-type="float">
            <text:p>20.35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C$2]*COS([.B33]*[.$C$7])+[.$C$3]" office:value-type="float" office:value="-10.9225383061007" calcext:value-type="float">
            <text:p>-10.9225</text:p>
          </table:table-cell>
          <table:table-cell table:formula="of:=[.$C$2]*SIN([.B33]*[.$C$7])+[.$C$4]" office:value-type="float" office:value="20.2368675777742" calcext:value-type="float">
            <text:p>20.2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C$2]*COS([.B34]*[.$C$7])+[.$C$3]" office:value-type="float" office:value="-10.9449511954573" calcext:value-type="float">
            <text:p>-10.9450</text:p>
          </table:table-cell>
          <table:table-cell table:formula="of:=[.$C$2]*SIN([.B34]*[.$C$7])+[.$C$4]" office:value-type="float" office:value="20.119375097184" calcext:value-type="float">
            <text:p>20.11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C$2]*COS([.B35]*[.$C$7])+[.$C$3]" office:value-type="float" office:value="-10.952461639975" calcext:value-type="float">
            <text:p>-10.9525</text:p>
          </table:table-cell>
          <table:table-cell table:formula="of:=[.$C$2]*SIN([.B35]*[.$C$7])+[.$C$4]" office:value-type="float" office:value="20" calcext:value-type="float">
            <text:p>2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C$2]*COS([.B36]*[.$C$7])+[.$C$3]" office:value-type="float" office:value="-10.9449511954573" calcext:value-type="float">
            <text:p>-10.9450</text:p>
          </table:table-cell>
          <table:table-cell table:formula="of:=[.$C$2]*SIN([.B36]*[.$C$7])+[.$C$4]" office:value-type="float" office:value="19.880624902816" calcext:value-type="float">
            <text:p>19.8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C$2]*COS([.B37]*[.$C$7])+[.$C$3]" office:value-type="float" office:value="-10.9225383061007" calcext:value-type="float">
            <text:p>-10.9225</text:p>
          </table:table-cell>
          <table:table-cell table:formula="of:=[.$C$2]*SIN([.B37]*[.$C$7])+[.$C$4]" office:value-type="float" office:value="19.7631324222258" calcext:value-type="float">
            <text:p>19.7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C$2]*COS([.B38]*[.$C$7])+[.$C$3]" office:value-type="float" office:value="-10.8855764365593" calcext:value-type="float">
            <text:p>-10.8856</text:p>
          </table:table-cell>
          <table:table-cell table:formula="of:=[.$C$2]*SIN([.B38]*[.$C$7])+[.$C$4]" office:value-type="float" office:value="19.6493754848349" calcext:value-type="float">
            <text:p>19.6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C$2]*COS([.B39]*[.$C$7])+[.$C$3]" office:value-type="float" office:value="-10.8346484975956" calcext:value-type="float">
            <text:p>-10.8346</text:p>
          </table:table-cell>
          <table:table-cell table:formula="of:=[.$C$2]*SIN([.B39]*[.$C$7])+[.$C$4]" office:value-type="float" office:value="19.5411481055011" calcext:value-type="float">
            <text:p>19.54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C$2]*COS([.B40]*[.$C$7])+[.$C$3]" office:value-type="float" office:value="-10.77055765323" calcext:value-type="float">
            <text:p>-10.7706</text:p>
          </table:table-cell>
          <table:table-cell table:formula="of:=[.$C$2]*SIN([.B40]*[.$C$7])+[.$C$4]" office:value-type="float" office:value="19.4401570946484" calcext:value-type="float">
            <text:p>19.4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C$2]*COS([.B41]*[.$C$7])+[.$C$3]" office:value-type="float" office:value="-10.6943146543641" calcext:value-type="float">
            <text:p>-10.6943</text:p>
          </table:table-cell>
          <table:table-cell table:formula="of:=[.$C$2]*SIN([.B41]*[.$C$7])+[.$C$4]" office:value-type="float" office:value="19.347995140847" calcext:value-type="float">
            <text:p>19.34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C$2]*COS([.B42]*[.$C$7])+[.$C$3]" office:value-type="float" office:value="-10.6071218986354" calcext:value-type="float">
            <text:p>-10.6071</text:p>
          </table:table-cell>
          <table:table-cell table:formula="of:=[.$C$2]*SIN([.B42]*[.$C$7])+[.$C$4]" office:value-type="float" office:value="19.2661156931633" calcext:value-type="float">
            <text:p>19.2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C$2]*COS([.B43]*[.$C$7])+[.$C$3]" office:value-type="float" office:value="-10.5103544678882" calcext:value-type="float">
            <text:p>-10.5104</text:p>
          </table:table-cell>
          <table:table-cell table:formula="of:=[.$C$2]*SIN([.B43]*[.$C$7])+[.$C$4]" office:value-type="float" office:value="19.1958100393997" calcext:value-type="float">
            <text:p>19.1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C$2]*COS([.B44]*[.$C$7])+[.$C$3]" office:value-type="float" office:value="-10.4055384423114" calcext:value-type="float">
            <text:p>-10.4055</text:p>
          </table:table-cell>
          <table:table-cell table:formula="of:=[.$C$2]*SIN([.B44]*[.$C$7])+[.$C$4]" office:value-type="float" office:value="19.1381869417145" calcext:value-type="float">
            <text:p>19.1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C$2]*COS([.B45]*[.$C$7])+[.$C$3]" office:value-type="float" office:value="-10.2943268332425" calcext:value-type="float">
            <text:p>-10.2943</text:p>
          </table:table-cell>
          <table:table-cell table:formula="of:=[.$C$2]*SIN([.B45]*[.$C$7])+[.$C$4]" office:value-type="float" office:value="19.0941551507806" calcext:value-type="float">
            <text:p>19.09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C$2]*COS([.B46]*[.$C$7])+[.$C$3]" office:value-type="float" office:value="-10.178473514191" calcext:value-type="float">
            <text:p>-10.1785</text:p>
          </table:table-cell>
          <table:table-cell table:formula="of:=[.$C$2]*SIN([.B46]*[.$C$7])+[.$C$4]" office:value-type="float" office:value="19.0644090742445" calcext:value-type="float">
            <text:p>19.0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C$2]*COS([.B47]*[.$C$7])+[.$C$3]" office:value-type="float" office:value="-10.0598055612058" calcext:value-type="float">
            <text:p>-10.0598</text:p>
          </table:table-cell>
          <table:table-cell table:formula="of:=[.$C$2]*SIN([.B47]*[.$C$7])+[.$C$4]" office:value-type="float" office:value="19.0494178255024" calcext:value-type="float">
            <text:p>19.0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C$2]*COS([.B48]*[.$C$7])+[.$C$3]" office:value-type="float" office:value="-9.94019443879423" calcext:value-type="float">
            <text:p>-9.9402</text:p>
          </table:table-cell>
          <table:table-cell table:formula="of:=[.$C$2]*SIN([.B48]*[.$C$7])+[.$C$4]" office:value-type="float" office:value="19.0494178255024" calcext:value-type="float">
            <text:p>19.0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C$2]*COS([.B49]*[.$C$7])+[.$C$3]" office:value-type="float" office:value="-9.82152648580902" calcext:value-type="float">
            <text:p>-9.8215</text:p>
          </table:table-cell>
          <table:table-cell table:formula="of:=[.$C$2]*SIN([.B49]*[.$C$7])+[.$C$4]" office:value-type="float" office:value="19.0644090742445" calcext:value-type="float">
            <text:p>19.0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C$2]*COS([.B50]*[.$C$7])+[.$C$3]" office:value-type="float" office:value="-9.7056731667575" calcext:value-type="float">
            <text:p>-9.7057</text:p>
          </table:table-cell>
          <table:table-cell table:formula="of:=[.$C$2]*SIN([.B50]*[.$C$7])+[.$C$4]" office:value-type="float" office:value="19.0941551507806" calcext:value-type="float">
            <text:p>19.09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C$2]*COS([.B51]*[.$C$7])+[.$C$3]" office:value-type="float" office:value="-9.59446155768855" calcext:value-type="float">
            <text:p>-9.5945</text:p>
          </table:table-cell>
          <table:table-cell table:formula="of:=[.$C$2]*SIN([.B51]*[.$C$7])+[.$C$4]" office:value-type="float" office:value="19.1381869417145" calcext:value-type="float">
            <text:p>19.1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C$2]*COS([.B52]*[.$C$7])+[.$C$3]" office:value-type="float" office:value="-9.48964553211177" calcext:value-type="float">
            <text:p>-9.4896</text:p>
          </table:table-cell>
          <table:table-cell table:formula="of:=[.$C$2]*SIN([.B52]*[.$C$7])+[.$C$4]" office:value-type="float" office:value="19.1958100393997" calcext:value-type="float">
            <text:p>19.19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C$2]*COS([.B53]*[.$C$7])+[.$C$3]" office:value-type="float" office:value="-9.39287810136458" calcext:value-type="float">
            <text:p>-9.3929</text:p>
          </table:table-cell>
          <table:table-cell table:formula="of:=[.$C$2]*SIN([.B53]*[.$C$7])+[.$C$4]" office:value-type="float" office:value="19.2661156931633" calcext:value-type="float">
            <text:p>19.26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C$2]*COS([.B54]*[.$C$7])+[.$C$3]" office:value-type="float" office:value="-9.3056853456359" calcext:value-type="float">
            <text:p>-9.3057</text:p>
          </table:table-cell>
          <table:table-cell table:formula="of:=[.$C$2]*SIN([.B54]*[.$C$7])+[.$C$4]" office:value-type="float" office:value="19.347995140847" calcext:value-type="float">
            <text:p>19.34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C$2]*COS([.B55]*[.$C$7])+[.$C$3]" office:value-type="float" office:value="-9.22944234677002" calcext:value-type="float">
            <text:p>-9.2294</text:p>
          </table:table-cell>
          <table:table-cell table:formula="of:=[.$C$2]*SIN([.B55]*[.$C$7])+[.$C$4]" office:value-type="float" office:value="19.4401570946484" calcext:value-type="float">
            <text:p>19.4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C$2]*COS([.B56]*[.$C$7])+[.$C$3]" office:value-type="float" office:value="-9.1653515024044" calcext:value-type="float">
            <text:p>-9.1654</text:p>
          </table:table-cell>
          <table:table-cell table:formula="of:=[.$C$2]*SIN([.B56]*[.$C$7])+[.$C$4]" office:value-type="float" office:value="19.5411481055011" calcext:value-type="float">
            <text:p>19.54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C$2]*COS([.B57]*[.$C$7])+[.$C$3]" office:value-type="float" office:value="-9.11442356344072" calcext:value-type="float">
            <text:p>-9.1144</text:p>
          </table:table-cell>
          <table:table-cell table:formula="of:=[.$C$2]*SIN([.B57]*[.$C$7])+[.$C$4]" office:value-type="float" office:value="19.6493754848349" calcext:value-type="float">
            <text:p>19.6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C$2]*COS([.B58]*[.$C$7])+[.$C$3]" office:value-type="float" office:value="-9.07746169389929" calcext:value-type="float">
            <text:p>-9.0775</text:p>
          </table:table-cell>
          <table:table-cell table:formula="of:=[.$C$2]*SIN([.B58]*[.$C$7])+[.$C$4]" office:value-type="float" office:value="19.7631324222258" calcext:value-type="float">
            <text:p>19.76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C$2]*COS([.B59]*[.$C$7])+[.$C$3]" office:value-type="float" office:value="-9.05504880454274" calcext:value-type="float">
            <text:p>-9.0550</text:p>
          </table:table-cell>
          <table:table-cell table:formula="of:=[.$C$2]*SIN([.B59]*[.$C$7])+[.$C$4]" office:value-type="float" office:value="19.880624902816" calcext:value-type="float">
            <text:p>19.8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C$2]*COS([.B60]*[.$C$7])+[.$C$3]" office:value-type="float" office:value="-9.04753836002503" calcext:value-type="float">
            <text:p>-9.0475</text:p>
          </table:table-cell>
          <table:table-cell table:formula="of:=[.$C$2]*SIN([.B60]*[.$C$7])+[.$C$4]" office:value-type="float" office:value="20" calcext:value-type="float">
            <text:p>20.0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Con 20 l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n</text:p>
          </table:table-cell>
          <table:table-cell office:value-type="string" calcext:value-type="string">
            <text:p>=</text:p>
          </table:table-cell>
          <table:table-cell office:value-type="float" office:value="-89246.049013" calcext:value-type="float">
            <text:p>-89246.0490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nx</text:p>
          </table:table-cell>
          <table:table-cell office:value-type="string" calcext:value-type="string">
            <text:p>=</text:p>
          </table:table-cell>
          <table:table-cell office:value-type="float" office:value="-3613453.170747" calcext:value-type="float">
            <text:p>-3613453.1707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n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 50 lad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n</text:p>
          </table:table-cell>
          <table:table-cell office:value-type="string" calcext:value-type="string">
            <text:p>=</text:p>
          </table:table-cell>
          <table:table-cell office:value-type="float" office:value="-89801.049466" calcext:value-type="float">
            <text:p>-89801.049466</text:p>
          </table:table-cell>
          <table:table-cell/>
          <table:table-cell table:formula="of:=[.E6]-[.E2]" office:value-type="float" office:value="-555.000453000001" calcext:value-type="float">
            <text:p>-555.000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x</text:p>
          </table:table-cell>
          <table:table-cell office:value-type="string" calcext:value-type="string">
            <text:p>=</text:p>
          </table:table-cell>
          <table:table-cell office:value-type="float" office:value="-3589857.571023" calcext:value-type="float">
            <text:p>-3589857.571023</text:p>
          </table:table-cell>
          <table:table-cell/>
          <table:table-cell table:formula="of:=[.E7]-[.E3]" office:value-type="float" office:value="23595.5997239999" calcext:value-type="float">
            <text:p>23595.599723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n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-[.E4]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3:03:04.817078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</meta:initial-creator>
    <meta:creation-date>2014-10-31T15:01:25</meta:creation-date>
    <dc:date>2014-11-02T13:41:16.851368450</dc:date>
    <meta:editing-duration>PT3H36M12S</meta:editing-duration>
    <meta:editing-cycles>3</meta:editing-cycles>
    <meta:generator>LibreOffice/4.2.4.2$Linux_X86_64 LibreOffice_project/420m0$Build-2</meta:generator>
    <meta:document-statistic meta:table-count="3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236cm" svg:height="9cm" xlink:href=".." xlink:type="simple" chart:class="chart:scatter" chart:style-name="ch1">
        <chart:plot-area chart:style-name="ch2" table:cell-range-address="Sheet1.C10:Sheet1.D60" svg:x="0.654cm" svg:y="0.855cm" svg:width="9.174cm" svg:height="7.545cm">
          <chartooo:coordinate-region svg:x="1.316cm" svg:y="1.054cm" svg:width="7.941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0:Sheet1.D60" chart:class="chart:scatter">
            <chart:domain table:cell-range-address="Sheet1.C10:Sheet1.C60"/>
            <chart:data-point chart:repeated="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04753836002503">
                <text:p>-9.04753836002503</text:p>
                <draw:g>
                  <svg:desc>Sheet1.C10:Sheet1.C60</svg:desc>
                </draw:g>
              </table:table-cell>
              <table:table-cell office:value-type="float" office:value="20">
                <text:p>20</text:p>
                <draw:g>
                  <svg:desc>Sheet1.D10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05504880454274">
                <text:p>-9.05504880454274</text:p>
              </table:table-cell>
              <table:table-cell office:value-type="float" office:value="20.119375097184">
                <text:p>20.119375097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07746169389929">
                <text:p>-9.07746169389929</text:p>
              </table:table-cell>
              <table:table-cell office:value-type="float" office:value="20.2368675777742">
                <text:p>20.2368675777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11442356344072">
                <text:p>-9.11442356344072</text:p>
              </table:table-cell>
              <table:table-cell office:value-type="float" office:value="20.3506245151651">
                <text:p>20.350624515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1653515024044">
                <text:p>-9.1653515024044</text:p>
              </table:table-cell>
              <table:table-cell office:value-type="float" office:value="20.4588518944989">
                <text:p>20.458851894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22944234677002">
                <text:p>-9.22944234677002</text:p>
              </table:table-cell>
              <table:table-cell office:value-type="float" office:value="20.5598429053516">
                <text:p>20.5598429053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056853456359">
                <text:p>-9.3056853456359</text:p>
              </table:table-cell>
              <table:table-cell office:value-type="float" office:value="20.652004859153">
                <text:p>20.652004859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39287810136458">
                <text:p>-9.39287810136458</text:p>
              </table:table-cell>
              <table:table-cell office:value-type="float" office:value="20.7338843068367">
                <text:p>20.7338843068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48964553211177">
                <text:p>-9.48964553211177</text:p>
              </table:table-cell>
              <table:table-cell office:value-type="float" office:value="20.8041899606003">
                <text:p>20.8041899606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59446155768855">
                <text:p>-9.59446155768855</text:p>
              </table:table-cell>
              <table:table-cell office:value-type="float" office:value="20.8618130582855">
                <text:p>20.8618130582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7056731667575">
                <text:p>-9.7056731667575</text:p>
              </table:table-cell>
              <table:table-cell office:value-type="float" office:value="20.9058448492194">
                <text:p>20.9058448492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82152648580902">
                <text:p>-9.82152648580902</text:p>
              </table:table-cell>
              <table:table-cell office:value-type="float" office:value="20.9355909257555">
                <text:p>20.9355909257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94019443879423">
                <text:p>-9.94019443879423</text:p>
              </table:table-cell>
              <table:table-cell office:value-type="float" office:value="20.9505821744976">
                <text:p>20.9505821744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.0598055612058">
                <text:p>-10.0598055612058</text:p>
              </table:table-cell>
              <table:table-cell office:value-type="float" office:value="20.9505821744976">
                <text:p>20.9505821744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.178473514191">
                <text:p>-10.178473514191</text:p>
              </table:table-cell>
              <table:table-cell office:value-type="float" office:value="20.9355909257555">
                <text:p>20.9355909257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.2943268332425">
                <text:p>-10.2943268332425</text:p>
              </table:table-cell>
              <table:table-cell office:value-type="float" office:value="20.9058448492194">
                <text:p>20.9058448492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055384423115">
                <text:p>-10.4055384423115</text:p>
              </table:table-cell>
              <table:table-cell office:value-type="float" office:value="20.8618130582855">
                <text:p>20.8618130582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.5103544678882">
                <text:p>-10.5103544678882</text:p>
              </table:table-cell>
              <table:table-cell office:value-type="float" office:value="20.8041899606003">
                <text:p>20.8041899606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.6071218986354">
                <text:p>-10.6071218986354</text:p>
              </table:table-cell>
              <table:table-cell office:value-type="float" office:value="20.7338843068367">
                <text:p>20.7338843068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.6943146543641">
                <text:p>-10.6943146543641</text:p>
              </table:table-cell>
              <table:table-cell office:value-type="float" office:value="20.652004859153">
                <text:p>20.652004859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.77055765323">
                <text:p>-10.77055765323</text:p>
              </table:table-cell>
              <table:table-cell office:value-type="float" office:value="20.5598429053516">
                <text:p>20.5598429053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8346484975956">
                <text:p>-10.8346484975956</text:p>
              </table:table-cell>
              <table:table-cell office:value-type="float" office:value="20.4588518944989">
                <text:p>20.4588518944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.8855764365593">
                <text:p>-10.8855764365593</text:p>
              </table:table-cell>
              <table:table-cell office:value-type="float" office:value="20.3506245151651">
                <text:p>20.3506245151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.9225383061007">
                <text:p>-10.9225383061007</text:p>
              </table:table-cell>
              <table:table-cell office:value-type="float" office:value="20.2368675777742">
                <text:p>20.2368675777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.9449511954573">
                <text:p>-10.9449511954573</text:p>
              </table:table-cell>
              <table:table-cell office:value-type="float" office:value="20.119375097184">
                <text:p>20.119375097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952461639975">
                <text:p>-10.952461639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9449511954573">
                <text:p>-10.9449511954573</text:p>
              </table:table-cell>
              <table:table-cell office:value-type="float" office:value="19.880624902816">
                <text:p>19.880624902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.9225383061007">
                <text:p>-10.9225383061007</text:p>
              </table:table-cell>
              <table:table-cell office:value-type="float" office:value="19.7631324222258">
                <text:p>19.7631324222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8855764365593">
                <text:p>-10.8855764365593</text:p>
              </table:table-cell>
              <table:table-cell office:value-type="float" office:value="19.6493754848349">
                <text:p>19.6493754848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.8346484975956">
                <text:p>-10.8346484975956</text:p>
              </table:table-cell>
              <table:table-cell office:value-type="float" office:value="19.5411481055011">
                <text:p>19.54114810550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77055765323">
                <text:p>-10.77055765323</text:p>
              </table:table-cell>
              <table:table-cell office:value-type="float" office:value="19.4401570946484">
                <text:p>19.4401570946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6943146543641">
                <text:p>-10.6943146543641</text:p>
              </table:table-cell>
              <table:table-cell office:value-type="float" office:value="19.347995140847">
                <text:p>19.347995140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.6071218986354">
                <text:p>-10.6071218986354</text:p>
              </table:table-cell>
              <table:table-cell office:value-type="float" office:value="19.2661156931633">
                <text:p>19.2661156931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.5103544678882">
                <text:p>-10.5103544678882</text:p>
              </table:table-cell>
              <table:table-cell office:value-type="float" office:value="19.1958100393997">
                <text:p>19.1958100393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.4055384423114">
                <text:p>-10.4055384423114</text:p>
              </table:table-cell>
              <table:table-cell office:value-type="float" office:value="19.1381869417145">
                <text:p>19.1381869417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.2943268332425">
                <text:p>-10.2943268332425</text:p>
              </table:table-cell>
              <table:table-cell office:value-type="float" office:value="19.0941551507806">
                <text:p>19.0941551507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.178473514191">
                <text:p>-10.178473514191</text:p>
              </table:table-cell>
              <table:table-cell office:value-type="float" office:value="19.0644090742445">
                <text:p>19.06440907424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.0598055612058">
                <text:p>-10.0598055612058</text:p>
              </table:table-cell>
              <table:table-cell office:value-type="float" office:value="19.0494178255024">
                <text:p>19.0494178255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.94019443879423">
                <text:p>-9.94019443879423</text:p>
              </table:table-cell>
              <table:table-cell office:value-type="float" office:value="19.0494178255024">
                <text:p>19.0494178255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.82152648580902">
                <text:p>-9.82152648580902</text:p>
              </table:table-cell>
              <table:table-cell office:value-type="float" office:value="19.0644090742445">
                <text:p>19.0644090742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7056731667575">
                <text:p>-9.7056731667575</text:p>
              </table:table-cell>
              <table:table-cell office:value-type="float" office:value="19.0941551507806">
                <text:p>19.0941551507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.59446155768855">
                <text:p>-9.59446155768855</text:p>
              </table:table-cell>
              <table:table-cell office:value-type="float" office:value="19.1381869417145">
                <text:p>19.1381869417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.48964553211177">
                <text:p>-9.48964553211177</text:p>
              </table:table-cell>
              <table:table-cell office:value-type="float" office:value="19.1958100393997">
                <text:p>19.1958100393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39287810136458">
                <text:p>-9.39287810136458</text:p>
              </table:table-cell>
              <table:table-cell office:value-type="float" office:value="19.2661156931633">
                <text:p>19.2661156931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.3056853456359">
                <text:p>-9.3056853456359</text:p>
              </table:table-cell>
              <table:table-cell office:value-type="float" office:value="19.347995140847">
                <text:p>19.347995140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22944234677002">
                <text:p>-9.22944234677002</text:p>
              </table:table-cell>
              <table:table-cell office:value-type="float" office:value="19.4401570946484">
                <text:p>19.4401570946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.1653515024044">
                <text:p>-9.1653515024044</text:p>
              </table:table-cell>
              <table:table-cell office:value-type="float" office:value="19.5411481055011">
                <text:p>19.5411481055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11442356344072">
                <text:p>-9.11442356344072</text:p>
              </table:table-cell>
              <table:table-cell office:value-type="float" office:value="19.6493754848349">
                <text:p>19.6493754848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.07746169389929">
                <text:p>-9.07746169389929</text:p>
              </table:table-cell>
              <table:table-cell office:value-type="float" office:value="19.7631324222258">
                <text:p>19.7631324222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05504880454274">
                <text:p>-9.05504880454274</text:p>
              </table:table-cell>
              <table:table-cell office:value-type="float" office:value="19.880624902816">
                <text:p>19.880624902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04753836002503">
                <text:p>-9.04753836002503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